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E700000177DC27E1713C1C75FA.png" manifest:media-type="image/png"/>
  <manifest:file-entry manifest:full-path="Pictures/1009702B0000324C000026B960A33A33CED1F29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bf00" draw:marker-start-width="0.359cm" draw:marker-end-width="0.359cm" svg:stroke-opacity="60%" draw:fill="solid" draw:fill-color="#ffbf00" draw:opacity="14%" draw:opacity-name="" draw:textarea-horizontal-align="justify" draw:textarea-vertical-align="middle" draw:auto-grow-height="false" fo:min-height="5.658cm" fo:min-width="0.928cm" fo:padding-top="0.178cm" fo:padding-bottom="0.178cm" fo:padding-left="0.303cm" fo:padding-right="0.303cm" draw:shadow-offset-x="0cm" draw:shadow-offset-y="0cm" loext:shadow-blur="0cm"/>
    </style:style>
    <style:style style:name="gr3" style:family="graphic" style:parent-style-name="standard">
      <style:graphic-properties svg:stroke-width="0.106cm" svg:stroke-color="#2a6099" draw:marker-start-width="0.359cm" draw:marker-end-width="0.359cm" svg:stroke-opacity="60%" draw:fill="solid" draw:fill-color="#2a6099" draw:opacity="14%" draw:opacity-name="" draw:textarea-horizontal-align="justify" draw:textarea-vertical-align="middle" draw:auto-grow-height="false" fo:min-height="3.649cm" fo:min-width="0.928cm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bf00" draw:opacity="14%"/>
      <style:paragraph-properties fo:text-align="center"/>
    </style:style>
    <style:style style:name="P3" style:family="paragraph">
      <loext:graphic-properties draw:fill="solid" draw:fill-color="#2a6099" draw:opacity="14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875cm" svg:height="9.912cm" svg:x="0.4cm" svg:y="0.4cm">
          <draw:image xlink:href="Pictures/1009702B0000324C000026B960A33A33CED1F29E.svg" xlink:type="simple" xlink:show="embed" xlink:actuate="onLoad" draw:mime-type="image/svg+xml">
            <text:p/>
          </draw:image>
          <draw:image xlink:href="Pictures/10000001000001E700000177DC27E1713C1C75FA.png" xlink:type="simple" xlink:show="embed" xlink:actuate="onLoad" draw:mime-type="image/png"/>
        </draw:frame>
        <draw:custom-shape draw:style-name="gr2" draw:text-style-name="P2" draw:layer="layout" svg:width="1.636cm" svg:height="6.116cm" svg:x="0.432cm" svg:y="2.92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322.29688454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636cm" svg:height="4.107cm" svg:x="10.508cm" svg:y="2.901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2322.29688454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64cm" fo:page-height="10.6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7T17:25:16.627054630</dc:date>
    <meta:editing-duration>PT6M59S</meta:editing-duration>
    <meta:editing-cycles>2</meta:editing-cycles>
    <meta:generator>LibreOffice/7.2.7.2$Linux_X86_64 LibreOffice_project/20$Build-2</meta:generator>
    <meta:document-statistic meta:object-count="3"/>
  </office:meta>
</office:document-meta>
</file>